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 fo:padding="0.049cm" fo:border="0.06pt solid #e3e3e3"/>
      <style:text-properties officeooo:paragraph-rsid="00124837"/>
    </style:style>
    <style:style style:name="P2" style:family="paragraph" style:parent-style-name="Heading_20_4">
      <style:paragraph-properties fo:margin-left="0cm" fo:margin-right="0cm" fo:text-indent="0cm" style:auto-text-indent="false" fo:padding="0.049cm" fo:border="0.06pt solid #e3e3e3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24837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24837"/>
    </style:style>
    <style:style style:name="T3" style:family="text">
      <style:text-properties officeooo:rsid="00124837" loext:padding="0.049cm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<text:line-break/>Análisis Crítico sobre el Uso de </text:span></text:span><text:span text:style-name="Strong_20_Emphasis"><text:span text:style-name="T3">Data Lakes</text:span></text:span><text:span text:style-name="Strong_20_Emphasis"><text:span text:style-name="T1"> en Soluciones de Big Data</text:span></text:span></text:h>
      <text:p text:style-name="Horizontal_20_Line"/>
      <text:h text:style-name="P2" text:outline-level="4">Propósito y Audiencia del Artículo:</text:h>
      <text:p text:style-name="P3">El artículo tiene como objetivo educar a los lectores interesados en la gestión de datos empresariales y el análisis de Big Data sobre la importancia y utilidad de los <text:span text:style-name="T2">data lakes</text:span>. Está dirigido a profesionales y tomadores de decisiones en entornos empresariales que buscan comprender cómo implementar soluciones efectivas de Big Data utilizando <text:span text:style-name="T2">data lakes</text:span>.</text:p>
      <text:h text:style-name="P2" text:outline-level="4">Investigación sobre los Autores:</text:h>
      <text:p text:style-name="P3">Los autores demuestran un sólido conocimiento del tema, respaldado por referencias a estudios previos y estadísticas relevantes sobre el crecimiento de datos a nivel mundial. Esto sugiere que los autores son expertos en el campo de análisis de Big Data y gestión de datos empresariales.</text:p>
      <text:h text:style-name="P2" text:outline-level="4">Tesis Principal y Evidencia Presentada:</text:h>
      <text:p text:style-name="P3">La tesis principal del artículo es que los <text:span text:style-name="T2">data lakes</text:span> son esenciales para almacenar datos crudos y no estructurados, facilitando análisis avanzados y aprendizaje automático. Esta afirmación se respalda con definiciones claras de <text:span text:style-name="T2">data lakes</text:span>, ejemplos concretos de aplicaciones en diferentes sectores empresariales y menciones de tecnologías asociadas como Hadoop y sistemas de procesamiento de lenguaje natural.</text:p>
      <text:h text:style-name="P2" text:outline-level="4">Posibles Sesgos y Limitaciones:</text:h>
      <text:p text:style-name="P3">El artículo parece tener un sesgo positivo hacia la promoción de <text:span text:style-name="T2">data lakes</text:span> como solución preferida para la gestión de datos en entornos de Big Data. Sin embargo, las limitaciones y desafíos asociados con los <text:span text:style-name="T2">data lakes</text:span> podrían haber sido abordados de manera más exhaustiva para ofrecer una evaluación más equilibrada de esta tecnología.</text:p>
      <text:h text:style-name="P2" text:outline-level="4">Contexto de Investigación y Contribución al Conocimiento:</text:h>
      <text:p text:style-name="P3">El artículo sitúa los <text:span text:style-name="T2">data lakes</text:span> dentro del contexto más amplio de la gestión de datos empresariales y el análisis de Big Data, destacando su relevancia en la era de la transformación digital. La contribución del artículo radica en ofrecer una perspectiva clara sobre cómo los <text:span text:style-name="T2">data lakes</text:span> están influyendo en las prácticas de gestión y análisis de datos en las organizaciones actuales.</text:p>
      <text:p text:style-name="Horizontal_20_Line"/>
      <text:h text:style-name="P2" text:outline-level="4">Integración de Almacén de Datos y <text:span text:style-name="T2">Data lakes</text:span>:</text:h>
      <text:p text:style-name="P3">El artículo también destaca la integración de almacenes de datos y <text:span text:style-name="T2">data lakes </text:span>como una estrategia efectiva para abordar desafíos clave en la gestión y análisis de datos empresariales. Se mencionan herramientas y servicios específicos de almacén de datos, como AWS Redshift, Google BigQuery y <text:soft-page-break/>Azure Synapse Analytics, que ofrecen capacidades avanzadas para almacenar y procesar datos estructurados.</text:p>
      <text:h text:style-name="P2" text:outline-level="4">Escalabilidad y Durabilidad:</text:h>
      <text:p text:style-name="P3">Las herramientas de almacén de datos mencionadas proporcionan capacidades escalables y duraderas, fundamentales para soportar <text:span text:style-name="T2">data lake </text:span>empresariales. Esto asegura que las organizaciones puedan manejar grandes volúmenes de datos de manera eficiente y confiable.</text:p>
      <text:h text:style-name="P2" text:outline-level="4">Seguridad y Cumplimiento:</text:h>
      <text:p text:style-name="P3">Se subraya la importancia de consideraciones de seguridad y cumplimiento al integrar almacenes de datos y <text:span text:style-name="T2">data lakes</text:span>. Las herramientas de almacén de datos ofrecen robustas medidas de seguridad, como la encriptación de datos, que son esenciales para proteger los datos sensibles en un entorno empresarial.</text:p>
      <text:h text:style-name="P2" text:outline-level="4">Gestión de Metadatos y Catalogación:</text:h>
      <text:p text:style-name="P3">La funcionalidad de gestión de metadatos se destaca como esencial para facilitar la búsqueda y el uso efectivo de datos en <text:span text:style-name="T2">data lakes</text:span> empresariales. La integración de capacidades avanzadas de catalogación y metadatos provenientes de herramientas de almacén de datos permite una visión completa de los activos de información disponibles.</text:p>
      <text:p text:style-name="Horizontal_20_Line"/>
      <text:p text:style-name="P3">En conclusión, el análisis crítico del uso de <text:span text:style-name="T2">data lakes</text:span> en soluciones de Big Data proporciona una evaluación equilibrada de la importancia y las limitaciones de esta tecnología, destacando su relevancia en la gestión moderna de datos empresariales. Además, la integración efectiva de almacenes de datos y <text:span text:style-name="T2">data lakes</text:span> representa una estrategia clave para abordar los desafíos en el análisis y la gestión de grandes volúmenes de datos en entornos empresariales.</text:p>
      <text:p text:style-name="P4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20:54:27.360655926</meta:creation-date>
    <dc:date>2024-04-15T21:44:07.941567158</dc:date>
    <meta:editing-duration>PT49M40S</meta:editing-duration>
    <meta:editing-cycles>1</meta:editing-cycles>
    <meta:document-statistic meta:table-count="0" meta:image-count="0" meta:object-count="0" meta:page-count="2" meta:paragraph-count="20" meta:word-count="590" meta:character-count="3928" meta:non-whitespace-character-count="3357"/>
    <meta:generator>LibreOffice/7.6.6.3$Linux_X86_64 LibreOffice_project/60$Build-3</meta:generator>
  </office:meta>
</office:document-meta>
</file>